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Renderer.getAttrStyl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Renderer.getExtraPadding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xRenderer.getPadding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x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xRenderer.encodeBegin( FacesContext facesContext , UIComponent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